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200000002054B495606BA65BC2.png" manifest:media-type="image/png"/>
  <manifest:file-entry manifest:full-path="Pictures/10000001000001170000001FC197CF0329A301B4.png" manifest:media-type="image/png"/>
  <manifest:file-entry manifest:full-path="Pictures/10000001000001AE000000EAB77A0673BE32C4A8.png" manifest:media-type="image/png"/>
  <manifest:file-entry manifest:full-path="Pictures/10000001000000F7000000565636467CFEAC770E.png" manifest:media-type="image/png"/>
  <manifest:file-entry manifest:full-path="Pictures/100000010000019500000074E09A17FBDE3D3DE4.png" manifest:media-type="image/png"/>
  <manifest:file-entry manifest:full-path="Pictures/10000001000000E2000000B605C9C65DCAEE6C17.png" manifest:media-type="image/png"/>
  <manifest:file-entry manifest:full-path="Pictures/1000C59E00002C790000182F0DEB4360EEF3C8B7.svg" manifest:media-type="image/svg+xml"/>
  <manifest:file-entry manifest:full-path="Pictures/1000241500001753000012D83405BE6C128538ED.svg" manifest:media-type="image/svg+xml"/>
  <manifest:file-entry manifest:full-path="Pictures/10000001000000800000008075AA44A4D84FF216.png" manifest:media-type="image/png"/>
  <manifest:file-entry manifest:full-path="Pictures/1000000100000080000000801884AB603F655932.png" manifest:media-type="image/png"/>
  <manifest:file-entry manifest:full-path="Pictures/10002B07000029D300000BFDDFB7894F9754F323.svg" manifest:media-type="image/svg+xml"/>
  <manifest:file-entry manifest:full-path="Pictures/10000001000000800000008070D2CC8FBA05038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02cm" svg:stroke-color="#95a044" draw:marker-start-width="0.508cm" draw:marker-end-width="0.508cm" draw:fill="none" draw:textarea-horizontal-align="left" draw:textarea-vertical-align="top" draw:auto-grow-height="false" fo:min-height="17.049cm" fo:min-width="11.465cm" fo:padding-top="0.175cm" fo:padding-bottom="0.175cm" fo:padding-left="0.3cm" fo:padding-right="0.3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svg:stroke-width="0.102cm" svg:stroke-color="#074b8c" draw:marker-start-width="0.508cm" draw:marker-end-width="0.508cm" draw:fill="none" draw:textarea-horizontal-align="right" draw:textarea-vertical-align="top" draw:auto-grow-height="false" fo:min-height="13.112cm" fo:min-width="10.83cm" fo:padding-top="0.175cm" fo:padding-bottom="0.175cm" fo:padding-left="0.3cm" fo:padding-right="0.3cm"/>
      <style:paragraph-properties style:writing-mode="lr-tb"/>
    </style:style>
    <style:style style:name="gr4" style:family="graphic" style:parent-style-name="standard">
      <style:graphic-properties svg:stroke-width="0.102cm" svg:stroke-color="#95a044" draw:marker-start-width="0.508cm" draw:marker-end-width="0.508cm" draw:fill="none" draw:textarea-horizontal-align="right" draw:textarea-vertical-align="top" draw:auto-grow-height="false" fo:min-height="16.287cm" fo:min-width="2.762cm" fo:padding-top="0.175cm" fo:padding-bottom="0.175cm" fo:padding-left="0.3cm" fo:padding-right="0.3cm"/>
      <style:paragraph-properties style:writing-mode="lr-tb"/>
    </style:style>
    <style:style style:name="gr5" style:family="graphic" style:parent-style-name="objectwithoutfill">
      <style:graphic-properties svg:stroke-width="0.102cm" svg:stroke-color="#000000" draw:marker-start-width="0.509cm" draw:marker-end="Arrow" draw:marker-end-width="0.61cm" draw:fill="none" draw:textarea-vertical-align="middle" fo:padding-top="0.176cm" fo:padding-bottom="0.176cm" fo:padding-left="0.301cm" fo:padding-right="0.301cm"/>
    </style:style>
    <style:style style:name="gr6" style:family="graphic" style:parent-style-name="standard">
      <style:graphic-properties svg:stroke-width="0.076cm" svg:stroke-color="#95a044" draw:marker-start-width="0.418cm" draw:marker-end-width="0.418cm" draw:fill="solid" draw:fill-color="#ffffff" draw:textarea-horizontal-align="justify" draw:textarea-vertical-align="middle" draw:auto-grow-height="false" fo:min-height="0.683cm" fo:min-width="3.92cm" fo:padding-top="0.162cm" fo:padding-bottom="0.162cm" fo:padding-left="0.287cm" fo:padding-right="0.287cm" fo:wrap-option="no-wrap"/>
      <style:paragraph-properties style:writing-mode="lr-tb"/>
    </style:style>
    <style:style style:name="gr7" style:family="graphic" style:parent-style-name="standard">
      <style:graphic-properties svg:stroke-width="0.076cm" svg:stroke-color="#000000" draw:marker-start-width="0.418cm" draw:marker-end-width="0.418cm" draw:fill="solid" draw:fill-color="#ffffff" draw:textarea-horizontal-align="justify" draw:textarea-vertical-align="middle" draw:auto-grow-height="false" fo:min-height="0.971cm" fo:min-width="3.374cm" fo:padding-top="0.162cm" fo:padding-bottom="0.162cm" fo:padding-left="0.287cm" fo:padding-right="0.287cm"/>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2cm" svg:stroke-color="#3465a4" draw:marker-start-width="0.508cm" draw:marker-end-width="0.508cm" draw:fill="none" draw:textarea-horizontal-align="justify" draw:textarea-vertical-align="middle" draw:auto-grow-height="false" fo:min-height="2.452cm" fo:min-width="6.784cm" fo:padding-top="0.175cm" fo:padding-bottom="0.175cm" fo:padding-left="0.3cm" fo:padding-right="0.3cm" fo:wrap-option="no-wrap"/>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064cm" fo:min-width="2.361cm" fo:padding-top="0.125cm" fo:padding-bottom="0.125cm" fo:padding-left="0.25cm" fo:padding-right="0.25cm" fo:wrap-option="no-wrap" draw:shadow="hidden" draw:shadow-offset-x="0.03cm" draw:shadow-offset-y="0.03cm" draw:shadow-color="#808080"/>
      <style:paragraph-properties style:writing-mode="lr-tb"/>
    </style:style>
    <style:style style:name="gr12"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064cm" fo:min-width="2.243cm" fo:padding-top="0.125cm" fo:padding-bottom="0.125cm" fo:padding-left="0.25cm" fo:padding-right="0.25cm" fo:wrap-option="no-wrap" draw:shadow="hidden" draw:shadow-offset-x="0.03cm" draw:shadow-offset-y="0.03cm" draw:shadow-color="#808080"/>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writing-mode="lr-tb"/>
    </style:style>
    <style:style style:name="P6"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065cm" svg:height="17.399cm" svg:x="4.556cm" svg:y="2.016cm">
          <text:p text:style-name="P1"><text:s text:c="5"/>LaBB-CAT</text:p>
          <draw:enhanced-geometry svg:viewBox="0 0 21600 21600" draw:type="rectangle" draw:enhanced-path="M 0 0 L 21600 0 21600 21600 0 21600 0 0 Z N"/>
        </draw:custom-shape>
        <draw:frame draw:style-name="gr2" draw:text-style-name="P2" xml:id="id3" draw:id="id3" draw:layer="layout" svg:width="1.855cm" svg:height="1.855cm" svg:x="1.486cm" svg:y="8.507cm">
          <draw:image xlink:href="Pictures/10000001000000800000008070D2CC8FBA050386.png" xlink:type="simple" xlink:show="embed" xlink:actuate="onLoad" draw:mime-type="image/png">
            <text:p text:style-name="P3"/>
            <text:p text:style-name="P3"/>
            <text:p text:style-name="P3"/>
            <text:p text:style-name="P3"/>
            <text:p text:style-name="P3">Recording</text:p>
          </draw:image>
        </draw:frame>
        <draw:frame draw:style-name="gr2" draw:text-style-name="P2" xml:id="id1" draw:id="id1" draw:layer="layout" svg:width="1.837cm" svg:height="1.837cm" svg:x="1.74cm" svg:y="5.093cm">
          <draw:image xlink:href="Pictures/1000000100000080000000801884AB603F655932.png" xlink:type="simple" xlink:show="embed" xlink:actuate="onLoad" draw:mime-type="image/png">
            <text:p text:style-name="P3"/>
            <text:p text:style-name="P3"/>
            <text:p text:style-name="P3"/>
            <text:p text:style-name="P3"/>
            <text:p text:style-name="P3">Transcript</text:p>
          </draw:image>
        </draw:frame>
        <draw:custom-shape draw:style-name="gr3" draw:text-style-name="P2" draw:layer="layout" svg:width="11.43cm" svg:height="13.462cm" svg:x="16.875cm" svg:y="5.953cm">
          <text:p text:style-name="P1">MFA</text:p>
          <draw:enhanced-geometry svg:viewBox="0 0 21600 21600" draw:type="rectangle" draw:enhanced-path="M 0 0 L 21600 0 21600 21600 0 21600 0 0 Z N"/>
        </draw:custom-shape>
        <draw:custom-shape draw:style-name="gr4" draw:text-style-name="P2" draw:layer="layout" svg:width="3.362cm" svg:height="16.637cm" svg:x="13.005cm" svg:y="2.27cm">
          <text:p text:style-name="P1">MFA </text:p>
          <text:p text:style-name="P1">Layer </text:p>
          <text:p text:style-name="P1">Manager</text:p>
          <draw:enhanced-geometry svg:viewBox="0 0 21600 21600" draw:type="rectangle" draw:enhanced-path="M 0 0 L 21600 0 21600 21600 0 21600 0 0 Z N"/>
        </draw:custom-shape>
        <draw:frame draw:style-name="gr2" draw:text-style-name="P2" xml:id="id8" draw:id="id8" draw:layer="layout" svg:width="2.549cm" svg:height="2.052cm" svg:x="24.43cm" svg:y="9.431cm">
          <draw:image xlink:href="Pictures/1000241500001753000012D83405BE6C128538ED.svg" xlink:type="simple" xlink:show="embed" xlink:actuate="onLoad" draw:mime-type="image/svg+xml">
            <text:p text:style-name="P3">Models</text:p>
            <text:p text:style-name="P3"/>
            <text:p text:style-name="P3"/>
            <text:p text:style-name="P3"/>
            <text:p text:style-name="P3"/>
          </draw:image>
          <draw:image xlink:href="Pictures/10000001000000E2000000B605C9C65DCAEE6C17.png" xlink:type="simple" xlink:show="embed" xlink:actuate="onLoad" draw:mime-type="image/png"/>
        </draw:frame>
        <draw:frame draw:style-name="gr2" draw:text-style-name="P2" xml:id="id9" draw:id="id9" draw:layer="layout" svg:width="6.24cm" svg:height="1.787cm" svg:x="19.879cm" svg:y="16.577cm">
          <draw:image xlink:href="Pictures/10002B07000029D300000BFDDFB7894F9754F323.svg" xlink:type="simple" xlink:show="embed" xlink:actuate="onLoad" draw:mime-type="image/svg+xml">
            <text:p text:style-name="P3"/>
            <text:p text:style-name="P3"/>
            <text:p text:style-name="P3"/>
            <text:p text:style-name="P3">Alignments</text:p>
          </draw:image>
          <draw:image xlink:href="Pictures/100000010000019500000074E09A17FBDE3D3DE4.png" xlink:type="simple" xlink:show="embed" xlink:actuate="onLoad" draw:mime-type="image/png"/>
        </draw:frame>
        <draw:connector draw:style-name="gr5" draw:text-style-name="P4" draw:layer="layout" draw:type="curve" svg:x1="3.577cm" svg:y1="6.011cm" svg:x2="5.92cm" svg:y2="6.012cm" draw:start-shape="id1" draw:start-glue-point="1" draw:end-shape="id2" draw:end-glue-point="6" svg:d="M3577 6011c2088 0 917 1 2343 1" svg:viewBox="0 0 2344 2">
          <text:p/>
        </draw:connector>
        <draw:connector draw:style-name="gr5" draw:text-style-name="P4" draw:layer="layout" draw:type="curve" svg:x1="3.341cm" svg:y1="9.434cm" svg:x2="5.859cm" svg:y2="9.434cm" draw:start-shape="id3" draw:start-glue-point="1" draw:end-shape="id4" draw:end-glue-point="3" svg:d="M3341 9434h2518" svg:viewBox="0 0 2519 1">
          <text:p/>
        </draw:connector>
        <draw:connector draw:style-name="gr5" draw:text-style-name="P4" draw:layer="layout" draw:type="curve" svg:x1="20.542cm" svg:y1="4.117cm" svg:x2="20.5cm" svg:y2="7.276cm" draw:start-shape="id5" draw:start-glue-point="6" draw:end-shape="id6" draw:end-glue-point="4" svg:d="M20542 4117c0 2424-42 845-42 3159" svg:viewBox="0 0 43 3160">
          <text:p/>
        </draw:connector>
        <draw:connector draw:style-name="gr5" draw:text-style-name="P4" draw:layer="layout" draw:type="curve" svg:x1="20.5cm" svg:y1="8.546cm" svg:x2="22.999cm" svg:y2="12.995cm" draw:start-shape="id6" draw:start-glue-point="6" draw:end-shape="id7" draw:end-glue-point="0" svg:d="M20500 8546c0 3366 2499 1142 2499 4449" svg:viewBox="0 0 2500 4450">
          <text:p/>
        </draw:connector>
        <draw:connector draw:style-name="gr5" draw:text-style-name="P4" draw:layer="layout" draw:type="curve" svg:x1="12.27cm" svg:y1="6.012cm" svg:x2="21.034cm" svg:y2="14.063cm" draw:start-shape="id2" draw:start-glue-point="10" draw:end-shape="id7" svg:d="M12270 6012c6214 0 1833 8051 8764 8051" svg:viewBox="0 0 8765 8052">
          <text:p/>
        </draw:connector>
        <draw:connector draw:style-name="gr5" draw:text-style-name="P4" draw:layer="layout" draw:type="curve" svg:x1="12.393cm" svg:y1="9.434cm" svg:x2="21.034cm" svg:y2="14.063cm" draw:start-shape="id4" draw:start-glue-point="1" draw:end-shape="id7" draw:end-glue-point="3" svg:d="M12393 9434c6436 0 2116 4629 8641 4629" svg:viewBox="0 0 8642 4630">
          <text:p/>
        </draw:connector>
        <draw:connector draw:style-name="gr5" draw:text-style-name="P4" draw:layer="layout" draw:type="curve" svg:x1="24.43cm" svg:y1="10.457cm" svg:x2="22.999cm" svg:y2="12.995cm" draw:start-shape="id8" draw:start-glue-point="3" draw:end-shape="id7" draw:end-glue-point="0" svg:d="M24430 10457c-954 0-1431 846-1431 2538" svg:viewBox="0 0 1432 2539">
          <text:p/>
        </draw:connector>
        <draw:connector draw:style-name="gr5" draw:text-style-name="P4" draw:layer="layout" draw:type="curve" svg:x1="22.999cm" svg:y1="15.132cm" svg:x2="22.999cm" svg:y2="16.577cm" draw:start-shape="id7" draw:start-glue-point="2" draw:end-shape="id9" draw:end-glue-point="0" svg:d="M22999 15132v1445" svg:viewBox="0 0 1 1446">
          <text:p/>
        </draw:connector>
        <draw:connector draw:style-name="gr5" draw:text-style-name="P4" draw:layer="layout" draw:type="curve" svg:x1="19.879cm" svg:y1="17.47cm" svg:x2="9.158cm" svg:y2="18.019cm" draw:start-shape="id9" draw:start-glue-point="3" draw:end-shape="id10" draw:end-glue-point="0" svg:d="M19879 17470c-7148 0-10721 183-10721 549" svg:viewBox="0 0 10722 550">
          <text:p/>
        </draw:connector>
        <draw:frame draw:style-name="gr2" draw:text-style-name="P2" xml:id="id4" draw:id="id4" draw:layer="layout" svg:width="6.534cm" svg:height="2.274cm" svg:x="5.859cm" svg:y="8.297cm">
          <draw:image xlink:href="Pictures/10000001000000F7000000565636467CFEAC770E.png" xlink:type="simple" xlink:show="embed" xlink:actuate="onLoad" draw:mime-type="image/png">
            <text:p text:style-name="P3"/>
            <text:p text:style-name="P3"/>
            <text:p text:style-name="P3"/>
            <text:p text:style-name="P3"/>
            <text:p text:style-name="P3"/>
            <text:p text:style-name="P3"/>
            <text:p text:style-name="P3">[many possible languages]</text:p>
          </draw:image>
        </draw:frame>
        <draw:custom-shape draw:style-name="gr6" draw:text-style-name="P5" xml:id="id2" draw:id="id2" draw:layer="layout" svg:width="6.35cm" svg:height="1.397cm" svg:x="5.92cm" svg:y="5.313cm">
          <text:p text:style-name="P1">Orthography</text:p>
          <draw:enhanced-geometry svg:viewBox="0 0 21600 21600" draw:glue-points="10800 0 3160 3160 0 10800 3160 18440 10800 21600 18440 18440 21600 10800 18440 3160 ?f14 ?f15" draw:text-areas="3200 3200 18400 18400" draw:type="round-callout" draw:modifiers="5417.85545583373 38549.3562231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5" xml:id="id6" draw:id="id6" draw:layer="layout" svg:width="5.969cm" svg:height="1.27cm" svg:x="17.515cm" svg:y="7.276cm">
          <text:p text:style-name="P1">F OW N IY M Z</text:p>
          <draw:enhanced-geometry svg:viewBox="0 0 21600 21600" draw:mirror-horizontal="false" draw:mirror-vertical="false" draw:glue-points="10800 0 0 10800 10800 21600 21600 10800" draw:text-areas="3600 0 17800 21600" draw:type="flowchart-display" draw:enhanced-path="M 3600 0 L 17800 0 X 21600 10800 17800 21600 L 3600 21600 0 10800 Z N"/>
        </draw:custom-shape>
        <draw:frame draw:style-name="gr2" draw:text-style-name="P2" xml:id="id7" draw:id="id7" draw:layer="layout" svg:width="3.93cm" svg:height="2.137cm" svg:x="21.034cm" svg:y="12.995cm">
          <draw:image xlink:href="Pictures/1000C59E00002C790000182F0DEB4360EEF3C8B7.svg" xlink:type="simple" xlink:show="embed" xlink:actuate="onLoad" draw:mime-type="image/svg+xml">
            <text:p text:style-name="P3"/>
            <text:p text:style-name="P3"/>
            <text:p text:style-name="P3"/>
            <text:p text:style-name="P3"><text:s text:c="20"/>Kaldi</text:p>
          </draw:image>
          <draw:image xlink:href="Pictures/10000001000001AE000000EAB77A0673BE32C4A8.png" xlink:type="simple" xlink:show="embed" xlink:actuate="onLoad" draw:mime-type="image/png"/>
        </draw:frame>
        <draw:frame draw:style-name="gr8" draw:text-style-name="P4" xml:id="id10" draw:id="id10" draw:layer="layout" svg:width="6.477cm" svg:height="0.819cm" svg:x="5.92cm" svg:y="18.019cm">
          <draw:image xlink:href="Pictures/10000001000001170000001FC197CF0329A301B4.png" xlink:type="simple" xlink:show="embed" xlink:actuate="onLoad" draw:mime-type="image/png">
            <text:p/>
          </draw:image>
        </draw:frame>
        <draw:custom-shape draw:style-name="gr9" draw:text-style-name="P2" draw:layer="layout" svg:width="11.303cm" svg:height="4.318cm" svg:x="17.129cm" svg:y="1.127cm">
          <text:p text:style-name="P1"/>
          <text:p text:style-name="P1"/>
          <text:p text:style-name="P1"/>
          <text:p text:style-name="P1"/>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4" draw:layer="layout" svg:width="1.127cm" svg:height="1.127cm" svg:x="22.282cm" svg:y="1.854cm">
          <draw:image xlink:href="Pictures/10000001000000200000002054B495606BA65BC2.png" xlink:type="simple" xlink:show="embed" xlink:actuate="onLoad" draw:mime-type="image/png">
            <text:p/>
          </draw:image>
        </draw:frame>
        <draw:custom-shape draw:name="Document 1" draw:style-name="gr11" draw:text-style-name="P7" xml:id="id5" draw:id="id5" draw:layer="layout" svg:width="2.86cm" svg:height="1.635cm" svg:x="19.112cm" svg:y="2.578cm">
          <text:p text:style-name="P6"><text:span text:style-name="T1">Pronunciation</text:span></text:p>
          <text:p text:style-name="P6"><text:span text:style-name="T1">Dictionari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name="Document 2" draw:style-name="gr12" draw:text-style-name="P7" xml:id="id11" draw:id="id11" draw:layer="layout" svg:width="2.742cm" svg:height="1.635cm" svg:x="23.72cm" svg:y="2.578cm">
          <text:p text:style-name="P6"><text:span text:style-name="T1">Pretrained</text:span></text:p>
          <text:p text:style-name="P6"><text:span text:style-name="T1">Model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5" draw:text-style-name="P4" draw:layer="layout" draw:type="curve" svg:x1="25.091cm" svg:y1="4.117cm" svg:x2="25.453cm" svg:y2="8.441cm" draw:start-shape="id11" draw:start-glue-point="6" svg:d="M25091 4117c0 3702 362 1540 362 4324" svg:viewBox="0 0 363 4325">
          <text:p/>
        </draw:connector>
        <draw:frame draw:style-name="gr10" draw:text-style-name="P4" draw:layer="layout" svg:width="1.102cm" svg:height="1.103cm" svg:x="4.608cm" svg:y="2.048cm">
          <draw:image xlink:href="Pictures/10000001000000800000008075AA44A4D84FF216.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02T11:20:37.886242498</meta:creation-date>
    <dc:date>2024-10-30T11:47:43.198434842</dc:date>
    <meta:editing-duration>PT3H56M58S</meta:editing-duration>
    <meta:editing-cycles>22</meta:editing-cycles>
    <meta:generator>LibreOffice/7.3.7.2$Linux_X86_64 LibreOffice_project/30$Build-2</meta:generator>
    <dc:creator>Robert Fromont</dc:creator>
    <meta:document-statistic meta:object-count="27"/>
  </office:meta>
</office:document-meta>
</file>